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0ecf8" officeooo:paragraph-rsid="0000ecf8"/>
    </style:style>
    <style:style style:name="P2" style:family="paragraph" style:parent-style-name="Standard">
      <style:paragraph-properties fo:text-align="center" style:justify-single-word="false"/>
      <style:text-properties officeooo:rsid="0000ecf8" officeooo:paragraph-rsid="0000ecf8"/>
    </style:style>
    <style:style style:name="P3" style:family="paragraph" style:parent-style-name="Standard">
      <style:text-properties officeooo:rsid="0000f8e0" officeooo:paragraph-rsid="0000f8e0"/>
    </style:style>
    <style:style style:name="P4" style:family="paragraph" style:parent-style-name="Standard">
      <style:text-properties officeooo:rsid="0000f8e0" officeooo:paragraph-rsid="00038e98"/>
    </style:style>
    <style:style style:name="P5" style:family="paragraph" style:parent-style-name="Standard">
      <style:text-properties officeooo:rsid="0001a59f" officeooo:paragraph-rsid="0001a59f"/>
    </style:style>
    <style:style style:name="P6" style:family="paragraph" style:parent-style-name="Standard">
      <style:text-properties officeooo:rsid="0001a59f" officeooo:paragraph-rsid="00038e98"/>
    </style:style>
    <style:style style:name="P7" style:family="paragraph" style:parent-style-name="Standard">
      <style:text-properties officeooo:rsid="00038e98" officeooo:paragraph-rsid="00038e98"/>
    </style:style>
    <style:style style:name="P8" style:family="paragraph" style:parent-style-name="Standard">
      <style:text-properties officeooo:rsid="000491d6" officeooo:paragraph-rsid="000491d6"/>
    </style:style>
    <style:style style:name="P9" style:family="paragraph" style:parent-style-name="Standard">
      <style:text-properties officeooo:rsid="000528df" officeooo:paragraph-rsid="000528df"/>
    </style:style>
    <style:style style:name="P10" style:family="paragraph" style:parent-style-name="Standard">
      <style:text-properties officeooo:rsid="0005ae6b" officeooo:paragraph-rsid="0005ae6b"/>
    </style:style>
    <style:style style:name="P11" style:family="paragraph" style:parent-style-name="Standard">
      <style:text-properties officeooo:rsid="00065772" officeooo:paragraph-rsid="00065772"/>
    </style:style>
    <style:style style:name="P12" style:family="paragraph" style:parent-style-name="Standard">
      <style:text-properties fo:font-style="italic" officeooo:rsid="0000ecf8" officeooo:paragraph-rsid="0008b9ec" style:font-style-asian="italic" style:font-style-complex="italic"/>
    </style:style>
    <style:style style:name="P13" style:family="paragraph" style:parent-style-name="Standard">
      <style:paragraph-properties fo:break-before="page"/>
      <style:text-properties officeooo:rsid="00099220" officeooo:paragraph-rsid="00099220"/>
    </style:style>
    <style:style style:name="P14" style:family="paragraph" style:parent-style-name="Standard">
      <style:text-properties fo:font-size="10pt" officeooo:rsid="00065772" officeooo:paragraph-rsid="00065772" style:font-size-asian="8.75pt" style:font-size-complex="10pt"/>
    </style:style>
    <style:style style:name="P15" style:family="paragraph" style:parent-style-name="Heading_20_3">
      <style:paragraph-properties fo:break-before="page"/>
    </style:style>
    <style:style style:name="T1" style:family="text">
      <style:text-properties fo:font-size="10pt" style:font-size-asian="10pt" style:font-size-complex="10pt"/>
    </style:style>
    <style:style style:name="T2" style:family="text">
      <style:text-properties style:text-position="super 58%"/>
    </style:style>
    <style:style style:name="T3" style:family="text">
      <style:text-properties officeooo:rsid="0000f8e0"/>
    </style:style>
    <style:style style:name="T4" style:family="text">
      <style:text-properties officeooo:rsid="00038e98"/>
    </style:style>
    <style:style style:name="T5" style:family="text">
      <style:text-properties officeooo:rsid="000491d6"/>
    </style:style>
    <style:style style:name="T6" style:family="text">
      <style:text-properties officeooo:rsid="000528df"/>
    </style:style>
    <style:style style:name="T7" style:family="text">
      <style:text-properties officeooo:rsid="0005ae6b"/>
    </style:style>
    <style:style style:name="T8" style:family="text">
      <style:text-properties officeooo:rsid="00072776"/>
    </style:style>
    <style:style style:name="T9" style:family="text">
      <style:text-properties officeooo:rsid="000839e0"/>
    </style:style>
    <style:style style:name="T10" style:family="text">
      <style:text-properties officeooo:rsid="0008b9ec"/>
    </style:style>
    <style:style style:name="T11" style:family="text">
      <style:text-properties officeooo:rsid="00099220"/>
    </style:style>
    <style:style style:name="T12" style:family="text">
      <style:text-properties officeooo:rsid="0009af85"/>
    </style:style>
    <style:style style:name="T13" style:family="text">
      <style:text-properties officeooo:rsid="000b52cc"/>
    </style:style>
    <style:style style:name="T14" style:family="text">
      <style:text-properties officeooo:rsid="000d2f37"/>
    </style:style>
    <style:style style:name="T15" style:family="text">
      <style:text-properties officeooo:rsid="000dce13"/>
    </style:style>
    <style:style style:name="T16" style:family="text">
      <style:text-properties officeooo:rsid="000ecc2d"/>
    </style:style>
    <style:style style:name="T17" style:family="text">
      <style:text-properties officeooo:rsid="001074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oker Calculus</text:p>
      <text:p text:style-name="P2">by <text:span text:style-name="T3">Daniel Fischer, William Alexander Morris, </text:span>Sven Nilsen, 2021</text:p>
      <text:p text:style-name="P1"/>
      <text:p text:style-name="P12">In this paper <text:span text:style-name="T3">we</text:span> present <text:span text:style-name="T12">open and closed</text:span><text:span text:style-name="T11"> </text:span>calculu<text:span text:style-name="T10">s</text:span> of nested Joker/Seshatic/Platonic languages.</text:p>
      <text:p text:style-name="P1"/>
      <text:p text:style-name="P1"><text:span text:style-name="T3">T</text:span>he paper “Seshatism”<text:span text:style-name="T2"><text:reference-ref text:reference-format="text" text:ref-name="seshatism">[1]</text:reference-ref></text:span> outlined an alternative way of thinking about existence to Platonism.</text:p>
      <text:p text:style-name="P1">Seshatism is the dual of Platonism and these two might share a dynamic relation<text:span text:style-name="T2"><text:reference-ref text:reference-format="text" text:ref-name="seshatic-platonic cycles">[2]</text:reference-ref></text:span>.</text:p>
      <text:p text:style-name="P1"/>
      <text:p text:style-name="P3">The paper “The Joker”<text:span text:style-name="T2"><text:reference-ref text:reference-format="text" text:ref-name="the joker">[3]</text:reference-ref></text:span>, discussed a mathematical universe where messages are not taken seriously. A problem we have been working on, is to figure out how The Joker fits <text:span text:style-name="T5">in </text:span>the picture of mathematical languages compared to Seshatism and Platonism. <text:span text:style-name="T5">W</text:span><text:span text:style-name="T4">e found a calculus by the following grammar, </text:span><text:span text:style-name="T11">c</text:span><text:span text:style-name="T6">all</text:span><text:span text:style-name="T11">ed</text:span><text:span text:style-name="T6"> “Joker Calculus” </text:span><text:span text:style-name="T10">(JC)</text:span><text:span text:style-name="T6"> </text:span><text:span text:style-name="T11">with</text:span><text:span text:style-name="T10"> variants “</text:span><text:span text:style-name="T12">Open</text:span><text:span text:style-name="T10">” </text:span><text:span text:style-name="T11">(</text:span><text:span text:style-name="T12">O</text:span><text:span text:style-name="T11">JC)</text:span><text:span text:style-name="T10"> and “</text:span><text:span text:style-name="T12">Closed</text:span><text:span text:style-name="T10">” </text:span><text:span text:style-name="T11">(</text:span><text:span text:style-name="T12">C</text:span><text:span text:style-name="T11">JC)</text:span><text:span text:style-name="T4">:</text:span></text:p>
      <text:p text:style-name="P3"/>
      <text:p text:style-name="P3"><text:tab/>expr ::= 0 | 1 | !expr | ?expr | (expr expr) | (expr, expr)</text:p>
      <text:p text:style-name="P3"/>
      <text:p text:style-name="P5"><text:tab/><text:span text:style-name="T5">0 = Seshatic/Seshatism<text:tab/>1 = Platonic/Platonism<text:tab/>? = Joker</text:span></text:p>
      <text:p text:style-name="P5"/>
      <text:p text:style-name="P5">With the following normalization rules <text:span text:style-name="T7">called recursively with </text:span><text:span text:style-name="T4">`eval` </text:span><text:span text:style-name="T10">(</text:span><text:span text:style-name="T11">`?</text:span><text:span text:style-name="T16">(</text:span><text:span text:style-name="T11">?x</text:span><text:span text:style-name="T16">)’</text:span><text:span text:style-name="T11"> =&gt; x` is optional</text:span><text:span text:style-name="T10">)</text:span>:</text:p>
      <text:p text:style-name="P5"/>
      <text:p text:style-name="P5"><text:tab/>0<text:tab/><text:tab/>=&gt;<text:tab/>0</text:p>
      <text:p text:style-name="P5"><text:tab/>1<text:tab/><text:tab/>=&gt;<text:tab/>1</text:p>
      <text:p text:style-name="P5"/>
      <text:p text:style-name="P5"><text:tab/>!0’<text:tab/><text:tab/>=&gt;<text:tab/>1</text:p>
      <text:p text:style-name="P5"><text:tab/>!1’<text:tab/><text:tab/>=&gt;<text:tab/>0</text:p>
      <text:p text:style-name="P5"><text:tab/>!<text:span text:style-name="T17">(</text:span>!x<text:span text:style-name="T17">)’</text:span><text:tab/><text:tab/>=&gt;<text:tab/><text:span text:style-name="T4">eval(!</text:span><text:span text:style-name="T9">eval(!</text:span>x<text:span text:style-name="T4">)</text:span><text:span text:style-name="T9">)</text:span></text:p>
      <text:p text:style-name="P5"><text:tab/>!<text:span text:style-name="T17">(</text:span>?x<text:span text:style-name="T17">)’</text:span><text:tab/><text:tab/>=&gt;<text:tab/>?<text:span text:style-name="T4">eval(</text:span>!x<text:span text:style-name="T4">)</text:span></text:p>
      <text:p text:style-name="P5"><text:tab/>!(x y)’<text:tab/><text:tab/>=&gt;<text:tab/><text:span text:style-name="T4">eval((</text:span>!x ?y<text:span text:style-name="T4">))</text:span></text:p>
      <text:p text:style-name="P6"><text:tab/>!(x, y)’<text:tab/><text:tab/>=&gt;<text:tab/><text:span text:style-name="T4">eval(</text:span>(!x, !y)<text:span text:style-name="T4">)</text:span></text:p>
      <text:p text:style-name="P6"/>
      <text:p text:style-name="P6"><text:tab/>?<text:span text:style-name="T13">(</text:span>?<text:span text:style-name="T10">x</text:span><text:span text:style-name="T13">)’</text:span><text:span text:style-name="T10"><text:tab/><text:tab/>=&gt;<text:tab/>x<text:tab/><text:tab/>optional<text:tab/>with: </text:span><text:span text:style-name="T11">Closed JC</text:span><text:span text:style-name="T10"><text:tab/>without: </text:span><text:span text:style-name="T11">Open JC</text:span></text:p>
      <text:p text:style-name="P6"><text:tab/>?x’<text:tab/><text:tab/>=&gt;<text:tab/>?<text:span text:style-name="T15">x</text:span></text:p>
      <text:p text:style-name="P5"/>
      <text:p text:style-name="P5"><text:tab/>(x’, x’)<text:tab/><text:tab/>=&gt;<text:tab/>x</text:p>
      <text:p text:style-name="P5"><text:tab/>(x’, <text:span text:style-name="T13">(</text:span>!x<text:span text:style-name="T13">)</text:span>’)<text:tab/>=&gt;<text:tab/><text:span text:style-name="T15">eval(</text:span>?x<text:span text:style-name="T15">)</text:span></text:p>
      <text:p text:style-name="P5"><text:tab/><text:span text:style-name="T4">(x’, y’)<text:tab/><text:tab/>=&gt;<text:tab/>(x, y)</text:span></text:p>
      <text:p text:style-name="P5"/>
      <text:p text:style-name="P5"><text:tab/>0’ 0’<text:tab/><text:tab/>=&gt;<text:tab/>0</text:p>
      <text:p text:style-name="P5"><text:tab/>1’ 1’<text:tab/><text:tab/>=&gt;<text:tab/>1</text:p>
      <text:p text:style-name="P5"><text:tab/><text:span text:style-name="T4">0’ x’<text:tab/><text:tab/>=&gt;<text:tab/>0 x</text:span></text:p>
      <text:p text:style-name="P5"><text:tab/><text:span text:style-name="T4">1’ x’<text:tab/><text:tab/>=&gt;<text:tab/>1 x</text:span></text:p>
      <text:p text:style-name="P5"><text:tab/><text:span text:style-name="T14">(</text:span>!<text:span text:style-name="T4">x</text:span><text:span text:style-name="T14">)</text:span><text:span text:style-name="T4">’ y’<text:tab/><text:tab/>=&gt;<text:tab/>unreachable</text:span></text:p>
      <text:p text:style-name="P5"><text:tab/><text:span text:style-name="T4">x’ </text:span><text:span text:style-name="T14">(</text:span><text:span text:style-name="T4">!y</text:span><text:span text:style-name="T14">)</text:span><text:span text:style-name="T4">’<text:tab/><text:tab/>=&gt;<text:tab/>unreachable</text:span></text:p>
      <text:p text:style-name="P5"><text:tab/><text:span text:style-name="T13">(</text:span>?x<text:span text:style-name="T13">)</text:span>’ y’<text:tab/>=&gt;<text:tab/><text:span text:style-name="T5">eval(</text:span>(x y, !x y)<text:span text:style-name="T5">)</text:span></text:p>
      <text:p text:style-name="P5"><text:tab/>(x, y)’ z’<text:tab/>=&gt;<text:tab/><text:span text:style-name="T5">eval(</text:span>(x z, y z)<text:span text:style-name="T5">)</text:span></text:p>
      <text:p text:style-name="P5"><text:tab/>(x y)’ z’<text:tab/>=&gt;<text:tab/><text:span text:style-name="T5">eval(</text:span>x (y z)<text:span text:style-name="T5">)</text:span></text:p>
      <text:p text:style-name="P7"/>
      <text:p text:style-name="P10">Matching goes from top to bottom,<text:span text:style-name="T4"> `x’` means that </text:span>`x`<text:span text:style-name="T4"> has been evaluated before matching.</text:span></text:p>
      <text:p text:style-name="P8">Any two expressions that <text:span text:style-name="T7">normalize</text:span> to <text:span text:style-name="T7">one </text:span>same expression are equal.</text:p>
      <text:p text:style-name="P4"/>
      <text:p text:style-name="P4"><text:tab/><text:span text:style-name="T4">x y z = (x y) z = x (y z)<text:tab/><text:tab/></text:span><text:span text:style-name="T5">Syntax sugar for parentheses</text:span></text:p>
      <text:p text:style-name="P13">With the `?<text:span text:style-name="T16">(</text:span>?x<text:span text:style-name="T16">)’</text:span> =&gt; x` rule (Closed Joker Calculus), one can prove that `!!x == x` for all `x`.</text:p>
      <text:p text:style-name="P9"/>
      <text:p text:style-name="P9">The Joker Calculus can be used to analy<text:span text:style-name="T7">z</text:span>e language of <text:span text:style-name="T7">some </text:span>jokes.</text:p>
      <text:p text:style-name="P8">For example, sarcasm<text:span text:style-name="T2"><text:reference-ref text:reference-format="text" text:ref-name="sarcasm">[4]</text:reference-ref></text:span> <text:span text:style-name="T6">might be thought of as “Joker Seshatism”:</text:span></text:p>
      <text:p text:style-name="P8"/>
      <text:p text:style-name="P8"><text:tab/>?<text:span text:style-name="T6">1<text:tab/><text:tab/>&lt;=&gt;<text:tab/>Joker Sashestism<text:tab/><text:tab/>&lt;=&gt;<text:tab/><text:tab/>Sarcasm</text:span></text:p>
      <text:p text:style-name="P9"><text:tab/>?1 = (1, 0)<text:tab/>&lt;=&gt;<text:tab/>Joker Seshatism = Sarcasm = (Seshatism, Platonism)</text:p>
      <text:p text:style-name="P9"/>
      <text:p text:style-name="P9">The first component in a tuple is called a “depth” language.</text:p>
      <text:p text:style-name="P9">The second component in a tuple is called a “surface” language.</text:p>
      <text:p text:style-name="P9"/>
      <text:p text:style-name="P9">Sarcasm can be thought of as Joker Seshatism because at the surface, the language pretends to say something that might be interpreted to be literally true (Platonism), while the depth of the language contradicts the surface language (Seshatism).</text:p>
      <text:p text:style-name="P9"/>
      <text:p text:style-name="P9">A less known form of humour is Joker Platonism, which at surface level pretends to say something that is different by comparison (Seshatism), while the depth of the language contradicts the surface language (Platonism) by “cancelling” the difference.</text:p>
      <text:p text:style-name="P9"/>
      <text:p text:style-name="P9">For example, a joke using Joker Platonism:</text:p>
      <text:p text:style-name="P9"/>
      <text:p text:style-name="P9"><text:tab/>my natural numbers are bigger than yours</text:p>
      <text:p text:style-name="P9"/>
      <text:p text:style-name="P9">Natural numbers can be mapped onto themselves in an almost one-to-one correspondence such that every number on one side is greater than at least one number on the other side. However, this requires at least one number on <text:span text:style-name="T8">the other</text:span> side does not have a partner number on the <text:span text:style-name="T8">greater</text:span> side.</text:p>
      <text:p text:style-name="P9"/>
      <text:p text:style-name="P10">This mean, although one person can have natural numbers that are “bigger” than the natural numbers of another person, it does not matter because all such number systems are equivalent.</text:p>
      <text:p text:style-name="P10"/>
      <text:p text:style-name="P10">Joker Calculus also supports combinations such as:</text:p>
      <text:p text:style-name="P10"/>
      <text:p text:style-name="P10"><text:tab/>Seshatic Platonism<text:tab/><text:tab/>Platonism viewed from a perspective of Seshatism</text:p>
      <text:p text:style-name="P10"><text:tab/>Platonic Seshatism<text:tab/><text:tab/>Seshatism viewed from a perspective of Platonism</text:p>
      <text:p text:style-name="P10"/>
      <text:p text:style-name="P10">The normalization rules ensures that every redundant sense gets reduced, such as:</text:p>
      <text:p text:style-name="P10"/>
      <text:p text:style-name="P10"><text:tab/>Seshatic Seshatism<text:tab/><text:tab/>=&gt;<text:tab/>Seshatism</text:p>
      <text:p text:style-name="P10"><text:tab/>Platonic Platonism<text:tab/><text:tab/>=&gt;<text:tab/>Platonism</text:p>
      <text:p text:style-name="P10"><text:tab/>(Seshatism, Seshatism)<text:tab/>=&gt;<text:tab/>Seshatism</text:p>
      <text:p text:style-name="P10"><text:tab/>(Platonism, Platonism)<text:tab/>=&gt;<text:tab/>Platonism</text:p>
      <text:p text:style-name="P10"/>
      <text:p text:style-name="P11">One can use Joker Calculus to find new levels of language, such as:</text:p>
      <text:p text:style-name="P14"/>
      <text:p text:style-name="P11"><text:tab/>(Seshatic Platonism, Platonic Seshatism)</text:p>
      <text:p text:style-name="P14"/>
      <text:p text:style-name="P11">This language does not reduce further, so it is a different language than e.g. Joker Platonism.</text:p>
      <text:p text:style-name="P11">At the surface level, this language is Platonic Seshatism, but in depth it is Seshatic Platonism.</text:p>
      <text:p text:style-name="P11"/>
      <text:p text:style-name="P11">For example, a physicist might use an informal mathematical language with rigor along some dimensions but not others, having a kind of Platonic Seshatism. However, the theory that the physicist is working against, might be viewed as more rigorous, yet with some dynamic elements, which is a kind of Seshatic Platonism.</text:p>
      <text:h text:style-name="P15" text:outline-level="3">References:</text:h>
      <text:p text:style-name="P1"/>
      <text:p text:style-name="P1"><text:reference-mark-start text:name="seshatism"/>[1]<text:reference-mark-end text:name="seshatism"/><text:tab/>“Seshatism”</text:p>
      <text:p text:style-name="P1"><text:tab/>Sven Nilsen, 2021</text:p>
      <text:p text:style-name="P1"><text:tab/><text:a xlink:type="simple" xlink:href="https://github.com/advancedresearch/path_semantics/blob/master/papers-wip2/seshatism.pdf" text:style-name="Internet_20_link" text:visited-style-name="Visited_20_Internet_20_Link"><text:span text:style-name="T1">https://github.com/advancedresearch/path_semantics/blob/master/papers-wip2/seshatism.pdf</text:span></text:a></text:p>
      <text:p text:style-name="P1"/>
      <text:p text:style-name="P1"><text:reference-mark-start text:name="seshatic-platonic cycles"/>[2]<text:reference-mark-end text:name="seshatic-platonic cycles"/><text:tab/>“Seshatic-Platonic Cycles”</text:p>
      <text:p text:style-name="P1"><text:tab/>Sven Nilsen, 2021</text:p>
      <text:p text:style-name="P1"><text:tab/><text:a xlink:type="simple" xlink:href="https://github.com/advancedresearch/path_semantics/blob/master/papers-wip2/seshatic-platonic-cycles.pdf" text:style-name="Internet_20_link" text:visited-style-name="Visited_20_Internet_20_Link"><text:span text:style-name="T1">https://github.com/advancedresearch/path_semantics/blob/master/papers-wip2/seshatic-platonic-cycles.pdf</text:span></text:a></text:p>
      <text:p text:style-name="P1"/>
      <text:p text:style-name="P3"><text:reference-mark-start text:name="the joker"/>[3]<text:reference-mark-end text:name="the joker"/><text:tab/>“The Joker”</text:p>
      <text:p text:style-name="P3"><text:tab/>Sven Nilsen, 2021</text:p>
      <text:p text:style-name="P3"><text:tab/><text:a xlink:type="simple" xlink:href="https://github.com/advancedresearch/path_semantics/blob/master/papers-wip2/the-joker.pdf" text:style-name="Internet_20_link" text:visited-style-name="Visited_20_Internet_20_Link"><text:span text:style-name="T1">https://github.com/advancedresearch/path_semantics/blob/master/papers-wip2/the-joker.pdf</text:span></text:a></text:p>
      <text:p text:style-name="P3"/>
      <text:p text:style-name="P9"><text:reference-mark-start text:name="sarcasm"/>[4]<text:reference-mark-end text:name="sarcasm"/><text:tab/>“Sarcasm”</text:p>
      <text:p text:style-name="P9"><text:tab/>Wikipedia</text:p>
      <text:p text:style-name="P9"><text:tab/><text:a xlink:type="simple" xlink:href="https://en.wikipedia.org/wiki/Sarcasm" text:style-name="Internet_20_link" text:visited-style-name="Visited_20_Internet_20_Link"><text:span text:style-name="T1">https://en.wikipedia.org/wiki/Sarcasm</text:span></text:a></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1-06T10:04:31.394206312</meta:creation-date>
    <dc:date>2021-11-24T14:04:39.957543840</dc:date>
    <meta:editing-duration>PT21M27S</meta:editing-duration>
    <meta:editing-cycles>9</meta:editing-cycles>
    <meta:generator>LibreOffice/7.2.2.2$MacOSX_X86_64 LibreOffice_project/02b2acce88a210515b4a5bb2e46cbfb63fe97d56</meta:generator>
    <meta:document-statistic meta:table-count="0" meta:image-count="0" meta:object-count="0" meta:page-count="3" meta:paragraph-count="73" meta:word-count="721" meta:character-count="4594" meta:non-whitespace-character-count="3876"/>
  </office:meta>
</office:document-meta>
</file>